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2" style:master-page-name="MP0" style:family="paragraph">
      <style:paragraph-properties fo:break-before="page"/>
      <style:text-properties fo:font-size="16pt" style:font-size-asian="16pt"/>
    </style:style>
    <style:style style:name="P2" style:parent-style-name="Heading2" style:family="paragraph">
      <style:text-properties fo:font-size="16pt" style:font-size-asian="16pt"/>
    </style:style>
    <style:style style:name="T3" style:parent-style-name="DefaultParagraphFont" style:family="text">
      <style:text-properties fo:background-color="#FFFF00"/>
    </style:style>
    <style:style style:name="T4" style:parent-style-name="DefaultParagraphFont" style:family="text">
      <style:text-properties fo:background-color="#FFFF00"/>
    </style:style>
    <style:style style:name="T5" style:parent-style-name="DefaultParagraphFont" style:family="text">
      <style:text-properties fo:background-color="#FFFF00"/>
    </style:style>
    <style:style style:name="T6" style:parent-style-name="DefaultParagraphFont" style:family="text">
      <style:text-properties fo:background-color="#FFFF00"/>
    </style:style>
    <style:style style:name="T7" style:parent-style-name="DefaultParagraphFont" style:family="text">
      <style:text-properties fo:background-color="#FFFF00"/>
    </style:style>
    <style:style style:name="T8" style:parent-style-name="DefaultParagraphFont" style:family="text">
      <style:text-properties fo:font-size="14pt" style:font-size-asian="14pt" style:font-size-complex="14pt"/>
    </style:style>
    <style:style style:name="T9" style:parent-style-name="DefaultParagraphFont" style:family="text">
      <style:text-properties fo:language="pt" fo:country="PT"/>
    </style:style>
    <style:style style:name="T10" style:parent-style-name="DefaultParagraphFont" style:family="text">
      <style:text-properties fo:background-color="#FFFF00" fo:language="pt" fo:country="PT"/>
    </style:style>
    <style:style style:name="P11" style:parent-style-name="Textbody" style:family="paragraph">
      <style:paragraph-properties fo:text-align="center"/>
    </style:style>
    <style:style style:name="T12" style:parent-style-name="DefaultParagraphFont" style:family="text">
      <style:text-properties style:language-asian="en" style:country-asian="US" style:language-complex="ar" style:country-complex="SA"/>
    </style:style>
    <style:style style:name="T13" style:parent-style-name="DefaultParagraphFont" style:family="text">
      <style:text-properties fo:font-size="11pt" style:font-size-asian="11pt" style:font-size-complex="11pt"/>
    </style:style>
    <style:style style:name="T14" style:parent-style-name="DefaultParagraphFont" style:family="text">
      <style:text-properties fo:font-size="11pt" style:font-size-asian="11pt" style:font-size-complex="11pt"/>
    </style:style>
    <style:style style:name="T15" style:parent-style-name="DefaultParagraphFont" style:family="text">
      <style:text-properties fo:font-size="11pt" style:font-size-asian="11pt" style:font-size-complex="11pt"/>
    </style:style>
    <style:style style:name="T16" style:parent-style-name="DefaultParagraphFont" style:family="text">
      <style:text-properties fo:font-size="11pt" style:font-size-asian="11pt" style:font-size-complex="11pt"/>
    </style:style>
    <style:style style:name="T17" style:parent-style-name="DefaultParagraphFont" style:family="text">
      <style:text-properties fo:font-size="11pt" style:font-size-asian="11pt" style:font-size-complex="11pt"/>
    </style:style>
    <style:style style:name="T18" style:parent-style-name="DefaultParagraphFont" style:family="text">
      <style:text-properties fo:font-weight="bold" style:font-weight-asian="bold"/>
    </style:style>
    <style:style style:name="T19" style:parent-style-name="DefaultParagraphFont" style:family="text">
      <style:text-properties fo:font-size="11pt" style:font-size-asian="11pt" style:font-size-complex="11pt"/>
    </style:style>
    <style:style style:name="T20" style:parent-style-name="DefaultParagraphFont" style:family="text">
      <style:text-properties fo:font-size="11pt" style:font-size-asian="11pt" style:font-size-complex="11pt"/>
    </style:style>
    <style:style style:name="T21" style:parent-style-name="DefaultParagraphFont" style:family="text">
      <style:text-properties fo:font-weight="normal" style:font-weight-asian="normal"/>
    </style:style>
    <style:style style:name="P22" style:parent-style-name="Normal" style:family="paragraph">
      <style:paragraph-properties style:text-autospace="none" fo:margin-left="0.3333in" fo:text-indent="-0.3333in">
        <style:tab-stops/>
      </style:paragraph-properties>
    </style:style>
    <style:style style:name="T23" style:parent-style-name="DefaultParagraphFont" style:family="text">
      <style:text-properties style:font-name-complex="Times New Roman" fo:font-variant="small-caps"/>
    </style:style>
    <style:style style:name="T24" style:parent-style-name="DefaultParagraphFont" style:family="text">
      <style:text-properties style:font-name-complex="Times New Roman"/>
    </style:style>
    <style:style style:name="T25" style:parent-style-name="DefaultParagraphFont" style:family="text">
      <style:text-properties style:font-name-complex="Times New Roman" fo:font-style="italic" style:font-style-asian="italic" style:font-style-complex="italic"/>
    </style:style>
    <style:style style:name="T26" style:parent-style-name="DefaultParagraphFont" style:family="text">
      <style:text-properties style:font-name-complex="Times New Roman"/>
    </style:style>
    <style:style style:name="T27" style:parent-style-name="DefaultParagraphFont" style:family="text">
      <style:text-properties style:font-name-complex="Times New Roman" fo:font-style="italic" style:font-style-asian="italic" style:font-style-complex="italic"/>
    </style:style>
    <style:style style:name="T28" style:parent-style-name="DefaultParagraphFont" style:family="text">
      <style:text-properties style:font-name-complex="Times New Roman"/>
    </style:style>
    <style:style style:name="P29" style:parent-style-name="Normal" style:family="paragraph">
      <style:paragraph-properties style:text-autospace="none" fo:margin-left="0.3333in" fo:text-indent="-0.3333in">
        <style:tab-stops/>
      </style:paragraph-properties>
    </style:style>
    <style:style style:name="T30" style:parent-style-name="DefaultParagraphFont" style:family="text">
      <style:text-properties style:font-name-complex="Times New Roman" fo:font-variant="small-caps"/>
    </style:style>
    <style:style style:name="T31" style:parent-style-name="DefaultParagraphFont" style:family="text">
      <style:text-properties style:font-name-complex="Times New Roman"/>
    </style:style>
    <style:style style:name="T32" style:parent-style-name="DefaultParagraphFont" style:family="text">
      <style:text-properties style:font-name-complex="Times New Roman" fo:font-style="italic" style:font-style-asian="italic" style:font-style-complex="italic"/>
    </style:style>
    <style:style style:name="T33" style:parent-style-name="DefaultParagraphFont" style:family="text">
      <style:text-properties style:font-name-complex="Times New Roman"/>
    </style:style>
    <style:style style:name="T34" style:parent-style-name="DefaultParagraphFont" style:family="text">
      <style:text-properties style:font-name-complex="Times New Roman" fo:font-style="italic" style:font-style-asian="italic" style:font-style-complex="italic"/>
    </style:style>
    <style:style style:name="T35" style:parent-style-name="DefaultParagraphFont" style:family="text">
      <style:text-properties style:font-name-complex="Times New Roman"/>
    </style:style>
    <style:style style:name="P36" style:parent-style-name="Normal" style:family="paragraph">
      <style:paragraph-properties style:text-autospace="none" fo:margin-left="0.3333in" fo:text-indent="-0.3333in">
        <style:tab-stops/>
      </style:paragraph-properties>
    </style:style>
    <style:style style:name="T37" style:parent-style-name="DefaultParagraphFont" style:family="text">
      <style:text-properties style:font-name-complex="Times New Roman" fo:font-variant="small-caps"/>
    </style:style>
    <style:style style:name="T38" style:parent-style-name="DefaultParagraphFont" style:family="text">
      <style:text-properties style:font-name-complex="Times New Roman"/>
    </style:style>
    <style:style style:name="T39" style:parent-style-name="DefaultParagraphFont" style:family="text">
      <style:text-properties style:font-name-complex="Times New Roman" fo:font-style="italic" style:font-style-asian="italic" style:font-style-complex="italic"/>
    </style:style>
    <style:style style:name="T40" style:parent-style-name="DefaultParagraphFont" style:family="text">
      <style:text-properties style:font-name-complex="Times New Roman"/>
    </style:style>
    <style:style style:name="T41" style:parent-style-name="DefaultParagraphFont" style:family="text">
      <style:text-properties style:font-name-complex="Times New Roman" fo:font-style="italic" style:font-style-asian="italic" style:font-style-complex="italic"/>
    </style:style>
    <style:style style:name="T42" style:parent-style-name="DefaultParagraphFont" style:family="text">
      <style:text-properties style:font-name-complex="Times New Roman"/>
    </style:style>
    <style:style style:family="graphic" style:name="a0" style:parent-style-name="Graphics">
      <style:graphic-properties fo:border="0.01042in none" fo:background-color="transparent" fo:clip="rect(0in, 0in, 0in, 0in)"/>
    </style:style>
  </office:automatic-styles>
  <office:body>
    <office:text text:use-soft-page-breaks="true">
      <text:h text:style-name="P1" text:outline-level="2">1.1<text:s/>Introduction</text:h>
      <text:h text:style-name="P2" text:outline-level="2">Brain<text:s/>system</text:h>
      <text:p text:style-name="Textbody">Currently in neuroscience the challenge of developing a theory that explains the brain<text:s/>function<text:s/>still<text:s/>remains.<text:s/><text:span text:style-name="T3">Bhla blha</text:span><text:s/>It is assumed that<text:s/>understanding brain-behavior relations<text:s/>will allow<text:s/>us<text:s/>to<text:s/>recognize<text:s/>how the brain<text:s/>mechanisms (integrate, process and respond) supporting behavior.<text:s/><text:span text:style-name="T4">Blhablha</text:span></text:p>
      <text:p text:style-name="Textbody">Nonetheless, experimental brain research isn’t easy due to the anatomy<text:s/>and physiology complexity of this biological system.<text:s/><text:s/>The human brain has approximately 100 bilion neurons<text:s/>[Herculano-Houzel 2009].<text:s/>Different brain regions contain different types of neurons<text:s/>organized in complex<text:s/>networks.<text:s/>Somehow, these networks of neurons<text:s/>make sense of the world and<text:s/>generate ideas<text:s/>and<text:s/>behaviors<text:s/>appropriate for<text:s/>a<text:s/>changing environment.<text:s/><text:span text:style-name="T5">blha blha</text:span><text:span text:style-name="T6"><text:s/></text:span><text:span text:style-name="T7">.</text:span></text:p>
      <text:p text:style-name="Textbody"/>
      <text:p text:style-name="Textbody"><text:span text:style-name="T8">Neuron</text:span>s<text:s/>and action potentials (‘spikes’)</text:p>
      <text:p text:style-name="Textbody"><text:span text:style-name="T9">Soma, axonio e dendrites<text:s/></text:span><text:span text:style-name="T10">blh, blha</text:span></text:p>
      <text:p text:style-name="P11"><text:span text:style-name="T12"><draw:frame draw:style-name="a0" draw:name="Picture 1" text:anchor-type="as-char" svg:x="0in" svg:y="0in" svg:width="2.90152in" svg:height="3.92222in" style:rel-width="scale" style:rel-height="scale"><draw:image xlink:href="media/image1.emf" xlink:type="simple" xlink:show="embed" xlink:actuate="onLoad"/><svg:title/><svg:desc/></draw:frame></text:span></text:p>
      <text:p text:style-name="Textbody">Figure 1. <text:s/>Pyramidal cell of cerebral cortex shown upper left. Purkinje cell of cerebellum shown upper right. Motoneuron of spinal cord shown below. In each case, the letter, A, indicates the axon, which is cut off. These illustrations are reproduced with only slight modification from the classic work of Ramon y Cajal (1909).<text:s/>[Rall 1962]</text:p>
      <text:p text:style-name="Textbody"/>
      <text:p text:style-name="Textbody"><text:span text:style-name="T13">O</text:span><text:span text:style-name="T14">nce the neuron’s</text:span><text:span text:style-name="T15"><text:s/></text:span><text:span text:style-name="T16">transmembrane potential reaches a threshold due to stimuli or other inputs (e.g.,<text:s/></text:span><text:soft-page-break/><text:span text:style-name="T17">synapses, gap junctions)</text:span><text:s/><text:span text:style-name="T18">temporary changes in the current flow into and out of the cell</text:span><text:s/>will occur<text:s/>and affect<text:s/>extracellular<text:s/>electrical<text:s/>field. This<text:s/>biophysical event<text:s/>is called action potential.<text:s/></text:p>
      <text:h text:style-name="Heading2" text:outline-level="2"><text:span text:style-name="T19">Sequences of neuronal action potentials are thought to be the basic symbols used to represent and transmit information in the nervous system. Properties of the ongoing pattern of action potentials, such as frequency, timing and possibly synchrony, underlie our ability to perceive, think about, and act upon the world</text:span><text:span text:style-name="T20"><text:s/></text:span><text:span text:style-name="T21">[Shoham et al. 2006]</text:span>.<text:s/></text:h>
      <text:p text:style-name="Textbody">Moreover, these currents across the membrane give<text:s/>rise to measurable time-varying electric fields<text:s/>that<text:s/>can be sensed extracellularly by placing electrodes into the ionic environment of the brain.</text:p>
      <text:h text:style-name="Heading2" text:outline-level="2"/>
      <text:h text:style-name="Heading2" text:outline-level="2">Electrophysiology</text:h>
      <text:p text:style-name="Textbody">Electrophysiologists have been recording the activity of neurons for decades.</text:p>
      <text:p text:style-name="Textbody">Rey et al. 2015</text:p>
      <text:p text:style-name="Standard">In order to measure the brain activity, the most widely used technique is still electrophysiology recording. It consists of in the placement of<text:s/>electrodes in brain tissue and record the electrical activity happening in that position. These techniques comprise measurements intracellularly (such as patch clamp where the cell membrane is ripped and the experimentalist has access to the intracellular<text:s/>medium) or, most commonly used, in the extracellular medium. When a neuron produces (intracellularly) an Action Potential (AP), the latter propagates along the neuron's axon and dendrites, but at the same some of this AP is propagated into the extracellular medium producing an Extracellular Action Potential (EAP) by means of ionic flows from the neuron to the EM and vice-versa. This flow of charges produces unbalanced distribution of charge that will start to move away from the neuron's membrane. This “wave” (referred to as “spike”) is what the electrodes sense and record. Naturally, the electrodes don't only detect the EAP, they detect any fluctuation in electric potential that reaches them, in particular Local Field Potentials (LFPs). There isn't a large consensus on what the mechanism that produces LFPs is, however many believe they are generated by the input currents from the dendrites of the surrounding neurons where the cell bodies are (partially) aligned creating coherent dipoles in the recorded medium<text:s/>(Buzsáki et al., 2012). LFPs usually have much larger amplitude (~10mV) than EAPs do (~100uV), however their power Spectrum is very distinct: LFPs are dominant in the low frequency domain (up to 50Hz) and EAP exist only on the high frequencies (above 500Hz). For this reason, a filter can be applied and both phenomena can be analyzed separately.</text:p>
      <text:p text:style-name="Standard"/>
      <text:p text:style-name="Standard">Usually a particular neuron produces always the same AP, i.e., with little variability. Therefore, if we detect different waveforms on a particular electrode, it is fair to say that they were produced by different neurons. <text:s/>However, this wave propagates in a complex way, being shed along the whole neuron, and will vary significantly according to the neuron's morphology, position (distance and orientation) relative to the electrode, and the properties of the extracellular medium. (Pettersen &amp; Einevoll, 2008) On the other hand, this complexity will be reflected as a unique footprint when multiple electrodes are used simultaneously.</text:p>
      <text:p text:style-name="Standard"/>
      <text:p text:style-name="Standard">The process of assigning spikes to neurons is called spike sorting.</text:p>
      <text:p text:style-name="Standard"/>
      <text:p text:style-name="Standard">In the case of pyramidal of the rat cortex, a spike lasts 2-3ms, After spiking, a neuron needs some<text:s/><text:soft-page-break/>time until it can spike again. This is called the refractory period, which is usually around 2 ms in this case.</text:p>
      <text:p text:style-name="Standard"/>
      <text:p text:style-name="Standard"/>
      <text:p text:style-name="Standard"/>
      <text:p text:style-name="Standard"/>
      <text:p text:style-name="Standard"/>
      <text:p text:style-name="Standard"/>
      <text:p text:style-name="Standard"/>
      <text:p text:style-name="P22"><text:span text:style-name="T23">Herculano-Houzel, S.</text:span><text:span text:style-name="T24"><text:s/>2009. The human brain in numbers: a linearly scaled-up primate brain.<text:s/></text:span><text:span text:style-name="T25">Frontiers in human neuroscience</text:span><text:span text:style-name="T26"><text:s/></text:span><text:span text:style-name="T27">3</text:span><text:span text:style-name="T28">, 31.</text:span></text:p>
      <text:p text:style-name="P29"><text:span text:style-name="T30">Rall, W.</text:span><text:span text:style-name="T31"><text:s/>1962. Electrophysiology of a dendritic neuron model.<text:s/></text:span><text:span text:style-name="T32">Biophysical journal</text:span><text:span text:style-name="T33"><text:s/></text:span><text:span text:style-name="T34">2</text:span><text:span text:style-name="T35">, 2 Pt 2, 145–167.</text:span></text:p>
      <text:p text:style-name="P36"><text:span text:style-name="T37">Shoham, S., O’Connor, D.H., and Segev, R.</text:span><text:span text:style-name="T38"><text:s/>2006. How silent is the brain: is there a “dark matter” problem in neuroscience?<text:s/></text:span><text:span text:style-name="T39">Journal of comparative physiology. A, Neuroethology, sensory, neural, and behavioral physiology</text:span><text:span text:style-name="T40"><text:s/></text:span><text:span text:style-name="T41">192</text:span><text:span text:style-name="T42">, 8, 777–84.</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BookTitle" style:display-name="Book Title" style:family="text" style:parent-style-name="DefaultParagraphFont">
      <style:text-properties fo:font-weight="bold" style:font-weight-asian="bold" style:font-weight-complex="bold" fo:font-variant="small-caps"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AMPFF-LAB_ANALYSIS4</meta:initial-creator>
    <dc:creator>KAMPFF-LAB_ANALYSIS4</dc:creator>
    <meta:creation-date>2016-04-13T23:09:00Z</meta:creation-date>
    <dc:date>2016-04-13T23:09:00Z</dc:date>
    <meta:template xlink:href="Normal.dotm" xlink:type="simple"/>
    <meta:editing-cycles>2</meta:editing-cycles>
    <meta:editing-duration>PT0S</meta:editing-duration>
    <meta:user-defined meta:name="Mendeley Document_1">True</meta:user-defined>
    <meta:user-defined meta:name="Mendeley User Name_1">joanasneto@hotmail.com@www.mendeley.com</meta:user-defined>
    <meta:user-defined meta:name="Mendeley Citation Style_1">http://www.zotero.org/styles/acm-siggraph</meta:user-defined>
    <meta:user-defined meta:name="Mendeley Recent Style Id 0_1">http://www.zotero.org/styles/acm-siggraph</meta:user-defined>
    <meta:user-defined meta:name="Mendeley Recent Style Name 0_1">ACM SIGGRAPH</meta:user-defined>
    <meta:user-defined meta:name="Mendeley Recent Style Id 1_1">http://www.zotero.org/styles/american-medical-association</meta:user-defined>
    <meta:user-defined meta:name="Mendeley Recent Style Name 1_1">American Medical Association</meta:user-defined>
    <meta:user-defined meta:name="Mendeley Recent Style Id 2_1">http://www.zotero.org/styles/american-political-science-association</meta:user-defined>
    <meta:user-defined meta:name="Mendeley Recent Style Name 2_1">American Political Science Association</meta:user-defined>
    <meta:user-defined meta:name="Mendeley Recent Style Id 3_1">http://www.zotero.org/styles/american-sociological-association</meta:user-defined>
    <meta:user-defined meta:name="Mendeley Recent Style Name 3_1">American Sociological Association</meta:user-defined>
    <meta:user-defined meta:name="Mendeley Recent Style Id 4_1">http://www.zotero.org/styles/chicago-author-date</meta:user-defined>
    <meta:user-defined meta:name="Mendeley Recent Style Name 4_1">Chicago Manual of Style 16th edition (author-date)</meta:user-defined>
    <meta:user-defined meta:name="Mendeley Recent Style Id 5_1">http://www.zotero.org/styles/harvard1</meta:user-defined>
    <meta:user-defined meta:name="Mendeley Recent Style Name 5_1">Harvard Reference format 1 (author-date)</meta:user-defined>
    <meta:user-defined meta:name="Mendeley Recent Style Id 6_1">http://www.zotero.org/styles/ieee</meta:user-defined>
    <meta:user-defined meta:name="Mendeley Recent Style Name 6_1">IEEE</meta:user-defined>
    <meta:user-defined meta:name="Mendeley Recent Style Id 7_1">http://www.zotero.org/styles/journal-of-neurophysiology</meta:user-defined>
    <meta:user-defined meta:name="Mendeley Recent Style Name 7_1">Journal of Neurophysiology</meta:user-defined>
    <meta:user-defined meta:name="Mendeley Recent Style Id 8_1">http://www.zotero.org/styles/journal-of-neuroscience-and-neuroengineering</meta:user-defined>
    <meta:user-defined meta:name="Mendeley Recent Style Name 8_1">Journal of Neuroscience and Neuroengineering</meta:user-defined>
    <meta:user-defined meta:name="Mendeley Recent Style Id 9_1">http://www.zotero.org/styles/modern-language-association</meta:user-defined>
    <meta:user-defined meta:name="Mendeley Recent Style Name 9_1">Modern Language Association 7th edition</meta:user-defined>
    <meta:document-statistic meta:page-count="3" meta:paragraph-count="25" meta:word-count="1892" meta:character-count="12652" meta:row-count="89" meta:non-whitespace-character-count="10785"/>
  </office:meta>
</office:document-meta>
</file>